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4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6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9353"/>
      <style:paragraph-properties fo:text-align="center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8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9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6" draw:text-style-name="P5" draw:layer="layout" svg:width="1.56cm" svg:height="0.962cm" svg:x="2.612cm" svg:y="5.848cm">
          <draw:text-box>
            <text:p>WC</text:p>
          </draw:text-box>
        </draw:frame>
        <draw:frame draw:style-name="gr17" draw:text-style-name="P5" draw:layer="layout" svg:width="0.993cm" svg:height="0.962cm" svg:x="4.807cm" svg:y="8.007cm">
          <draw:text-box>
            <text:p>ip</text:p>
          </draw:text-box>
        </draw:frame>
        <draw:frame draw:style-name="gr14" draw:text-style-name="P5" draw:layer="layout" svg:width="1.734cm" svg:height="0.962cm" svg:x="6.331cm" svg:y="10.239cm">
          <draw:text-box>
            <text:p>rook</text:p>
          </draw:text-box>
        </draw:frame>
        <draw:frame draw:style-name="gr21" draw:text-style-name="P6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6.031cm" svg:y="12.449cm">
          <draw:text-box>
            <text:p>queen</text:p>
          </draw:text-box>
        </draw:frame>
        <draw:frame draw:style-name="gr8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6.331cm" svg:y="14.672cm">
          <draw:text-box>
            <text:p>king</text:p>
          </draw:text-box>
        </draw:frame>
        <draw:frame draw:style-name="gr8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6.131cm" svg:y="17.085cm">
          <draw:text-box>
            <text:p>knight</text:p>
          </draw:text-box>
        </draw:frame>
        <draw:connector draw:style-name="gr9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9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9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0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907cm" svg:height="0.962cm" svg:x="10.652cm" svg:y="2.143cm">
          <draw:text-box>
            <text:p>Uninstall subcommand</text:p>
          </draw:text-box>
        </draw:frame>
        <draw:frame draw:style-name="gr8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9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6" draw:text-style-name="P5" draw:layer="layout" svg:width="1.56cm" svg:height="0.962cm" svg:x="11.594cm" svg:y="5.848cm">
          <draw:text-box>
            <text:p>WC</text:p>
          </draw:text-box>
        </draw:frame>
        <draw:frame draw:style-name="gr17" draw:text-style-name="P5" draw:layer="layout" svg:width="0.993cm" svg:height="0.962cm" svg:x="13.789cm" svg:y="8.007cm">
          <draw:text-box>
            <text:p>ip</text:p>
          </draw:text-box>
        </draw:frame>
        <draw:frame draw:style-name="gr14" draw:text-style-name="P5" draw:layer="layout" svg:width="1.734cm" svg:height="0.962cm" svg:x="15.313cm" svg:y="10.239cm">
          <draw:text-box>
            <text:p>rook</text:p>
          </draw:text-box>
        </draw:frame>
        <draw:frame draw:style-name="gr21" draw:text-style-name="P6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15.013cm" svg:y="12.449cm">
          <draw:text-box>
            <text:p>queen</text:p>
          </draw:text-box>
        </draw:frame>
        <draw:frame draw:style-name="gr8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15.313cm" svg:y="14.672cm">
          <draw:text-box>
            <text:p>king</text:p>
          </draw:text-box>
        </draw:frame>
        <draw:frame draw:style-name="gr8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15.113cm" svg:y="17.085cm">
          <draw:text-box>
            <text:p>knight</text:p>
          </draw:text-box>
        </draw:frame>
        <draw:connector draw:style-name="gr9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9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9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0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4" draw:text-style-name="P7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8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5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8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8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8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8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8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8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6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68" draw:end-glue-point="3" svg:d="M4189 5025h-7v7384h501" svg:viewBox="0 0 502 7385">
          <text:p/>
        </draw:connector>
        <draw:connector draw:style-name="gr9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71" draw:end-glue-point="3" svg:d="M14652 14877h-64v6698h763" svg:viewBox="0 0 764 6699">
          <text:p/>
        </draw:connector>
        <draw:frame draw:style-name="gr28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8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72" draw:end-glue-point="3" svg:d="M14652 14877h-64v11397h763" svg:viewBox="0 0 764 11398">
          <text:p/>
        </draw:connector>
        <draw:frame draw:style-name="gr8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8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9" draw:text-style-name="P5" draw:layer="layout" svg:width="3.948cm" svg:height="0.962cm" svg:x="3.54cm" svg:y="2.481cm">
          <draw:text-box>
            <text:p>product_line</text:p>
          </draw:text-box>
        </draw:frame>
        <draw:frame draw:style-name="gr13" draw:text-style-name="P5" draw:layer="layout" svg:width="3.952cm" svg:height="0.962cm" svg:x="4.795cm" svg:y="3.751cm">
          <draw:text-box>
            <text:p>components</text:p>
          </draw:text-box>
        </draw:frame>
        <draw:frame draw:style-name="gr15" draw:text-style-name="P5" draw:layer="layout" svg:width="1.912cm" svg:height="0.962cm" svg:x="4.803cm" svg:y="5.191cm">
          <draw:text-box>
            <text:p>trunk</text:p>
          </draw:text-box>
        </draw:frame>
        <draw:frame draw:style-name="gr30" draw:text-style-name="P5" draw:layer="layout" svg:width="3.038cm" svg:height="0.962cm" svg:x="6.08cm" svg:y="6.534cm">
          <draw:text-box>
            <text:p>Project A</text:p>
          </draw:text-box>
        </draw:frame>
        <draw:frame draw:style-name="gr31" draw:text-style-name="P5" draw:layer="layout" svg:width="3.076cm" svg:height="0.962cm" svg:x="6.052cm" svg:y="9.404cm">
          <draw:text-box>
            <text:p>Project B</text:p>
          </draw:text-box>
        </draw:frame>
        <draw:frame draw:style-name="gr8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7.774cm">
          <draw:text-box>
            <text:p>components</text:p>
          </draw:text-box>
        </draw:frame>
        <draw:frame draw:style-name="gr8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75" draw:start-glue-point="2" draw:end-shape="id76" draw:end-glue-point="3" svg:d="M2823 3733v3246h-1217v-2693h1807" svg:viewBox="0 0 1808 3247">
          <text:p/>
        </draw:connector>
        <draw:connector draw:style-name="gr9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9" draw:text-style-name="P1" draw:layer="layout" svg:x1="4.129cm" svg:y1="6.443cm" svg:x2="5.399cm" svg:y2="7.713cm" draw:start-shape="id77" draw:start-glue-point="2" draw:end-shape="id78" svg:d="M4129 6443v3246h1270v-1976" svg:viewBox="0 0 1271 3247">
          <text:p/>
        </draw:connector>
        <draw:connector draw:style-name="gr9" draw:text-style-name="P1" draw:layer="layout" svg:x1="5.399cm" svg:y1="7.713cm" svg:x2="6.08cm" svg:y2="8.236cm" draw:start-shape="id78" draw:start-glue-point="2" draw:end-shape="id79" draw:end-glue-point="3" svg:d="M5399 7713v3216h-1217v-2693h1898" svg:viewBox="0 0 1899 3217">
          <text:p/>
        </draw:connector>
        <draw:connector draw:style-name="gr9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80" draw:start-glue-point="2" draw:end-shape="id81" draw:end-glue-point="3" svg:d="M5399 10583v3429h-1217v-2693h1898" svg:viewBox="0 0 1899 3430">
          <text:p/>
        </draw:connector>
      </draw:page>
      <draw:page draw:name="page11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33" draw:text-style-name="P8" draw:layer="layout" svg:x1="6.04cm" svg:y1="16.72cm" svg:x2="18.867cm" svg:y2="16.72cm">
          <text:p/>
        </draw:line>
        <draw:line draw:style-name="gr34" draw:text-style-name="P8" draw:layer="layout" svg:x1="8.62cm" svg:y1="19.26cm" svg:x2="18.867cm" svg:y2="19.26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7.35cm" svg:y1="14.18cm" svg:x2="7.985cm" svg:y2="16.72cm">
          <text:p/>
        </draw:line>
        <draw:line draw:style-name="gr37" draw:text-style-name="P4" draw:layer="layout" svg:x1="8.62cm" svg:y1="16.72cm" svg:x2="9.382cm" svg:y2="19.26cm">
          <text:p/>
        </draw:line>
        <draw:line draw:style-name="gr38" draw:text-style-name="P4" draw:layer="layout" svg:x1="9.63cm" svg:y1="19.006cm" svg:x2="9.636cm" svg:y2="19.514cm">
          <text:p/>
        </draw:line>
        <draw:line draw:style-name="gr38" draw:text-style-name="P4" draw:layer="layout" svg:x1="9.884cm" svg:y1="19.006cm" svg:x2="9.89cm" svg:y2="19.514cm">
          <text:p/>
        </draw:line>
        <draw:line draw:style-name="gr38" draw:text-style-name="P4" draw:layer="layout" svg:x1="10.138cm" svg:y1="19.006cm" svg:x2="10.144cm" svg:y2="19.514cm">
          <text:p/>
        </draw:line>
        <draw:line draw:style-name="gr38" draw:text-style-name="P4" draw:layer="layout" svg:x1="10.779cm" svg:y1="19.006cm" svg:x2="10.785cm" svg:y2="19.514cm">
          <text:p/>
        </draw:line>
        <draw:line draw:style-name="gr38" draw:text-style-name="P4" draw:layer="layout" svg:x1="7.09cm" svg:y1="13.926cm" svg:x2="7.096cm" svg:y2="14.434cm">
          <text:p/>
        </draw:line>
        <draw:line draw:style-name="gr38" draw:text-style-name="P4" draw:layer="layout" svg:x1="6.715cm" svg:y1="13.926cm" svg:x2="6.721cm" svg:y2="14.434cm">
          <text:p/>
        </draw:line>
        <draw:line draw:style-name="gr36" draw:text-style-name="P4" draw:layer="layout" svg:x1="11.414cm" svg:y1="19.26cm" svg:x2="12.303cm" svg:y2="16.72cm">
          <text:p/>
        </draw:line>
        <draw:line draw:style-name="gr37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2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40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11.201cm" svg:y1="14.208cm" svg:x2="11.836cm" svg:y2="16.748cm">
          <text:p/>
        </draw:line>
        <draw:line draw:style-name="gr38" draw:text-style-name="P4" draw:layer="layout" svg:x1="10.59cm" svg:y1="13.926cm" svg:x2="10.596cm" svg:y2="14.434cm">
          <text:p/>
        </draw:line>
        <draw:line draw:style-name="gr38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" draw:layer="layout" svg:x1="9.677cm" svg:y1="14.208cm" svg:x2="9.677cm" svg:y2="16.748cm">
          <text:p/>
        </draw:line>
        <draw:frame draw:style-name="gr39" draw:text-style-name="P5" draw:layer="layout" svg:width="3.529cm" svg:height="0.962cm" svg:x="6.334cm" svg:y="3.921cm">
          <draw:text-box>
            <text:p>Scenario 2</text:p>
          </draw:text-box>
        </draw:frame>
      </draw:page>
      <draw:page draw:name="page13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42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14.101cm" svg:y1="14.208cm" svg:x2="14.736cm" svg:y2="16.748cm">
          <text:p/>
        </draw:line>
        <draw:line draw:style-name="gr38" draw:text-style-name="P4" draw:layer="layout" svg:x1="13.49cm" svg:y1="13.926cm" svg:x2="13.496cm" svg:y2="14.434cm">
          <text:p/>
        </draw:line>
        <draw:line draw:style-name="gr38" draw:text-style-name="P4" draw:layer="layout" svg:x1="13.115cm" svg:y1="13.926cm" svg:x2="13.1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" draw:layer="layout" svg:x1="9.677cm" svg:y1="14.208cm" svg:x2="9.677cm" svg:y2="16.748cm">
          <text:p/>
        </draw:line>
        <draw:frame draw:style-name="gr39" draw:text-style-name="P5" draw:layer="layout" svg:width="3.529cm" svg:height="0.962cm" svg:x="6.334cm" svg:y="3.921cm">
          <draw:text-box>
            <text:p>Scenario 3</text:p>
          </draw:text-box>
        </draw:frame>
        <draw:line draw:style-name="gr37" draw:text-style-name="P4" draw:layer="layout" svg:x1="10.398cm" svg:y1="16.748cm" svg:x2="11.287cm" svg:y2="14.208cm">
          <text:p/>
        </draw:line>
        <draw:custom-shape draw:style-name="gr10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16T10:10:47.519911644</dc:date>
    <meta:editing-duration>PT9H44M12S</meta:editing-duration>
    <meta:editing-cycles>34</meta:editing-cycles>
    <meta:generator>LibreOffice/6.0.7.3$Linux_X86_64 LibreOffice_project/00m0$Build-3</meta:generator>
    <meta:document-statistic meta:object-count="327"/>
  </office:meta>
</office:document-meta>
</file>